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ull requests on GitHub are like asking permission to change something in a project. It's a way to propose your code changes to the project's owners for review and approval before they become part of the official code.</text:p>
      <text:p text:style-name="Text_20_body">GitHub Actions, on the other hand, are tools that can automatically do tasks whenever something happens in a GitHub project, like when a pull request is made or updated.</text:p>
      <text:p text:style-name="Text_20_body">So, pull requests and GitHub Actions work together: when you make a pull request, GitHub Actions can automatically run tests, check your code for errors, or even deploy your changes to a website for preview. This automation helps teams work faster and ensures that code changes are checked thoroughly before they're merged into the main project.</text:p>
      <text:p text:style-name="Text_20_body">Think of workflows on GitHub like a set of instructions you give to GitHub so it can automatically do things for you whenever something specific happens in your project.</text:p>
      <text:p text:style-name="Text_20_body">Imagine you have a magic assistant that waits for certain events, like when you add new code or someone suggests changes (a pull request). When these events occur, your assistant follows the steps you've written down to automatically run tests, check for errors, or even publish your project online.</text:p>
      <text:p text:style-name="Text_20_body">In simple terms, workflows automate tasks on GitHub, making your development process smoother and more efficient by handling routine jobs without you having to do them manually every time.</text:p>
      <text:h text:style-name="Heading_20_3" text:outline-level="3">Continuous Integration (CI):</text:h>
      <text:p text:style-name="Text_20_body">Imagine you're working on a team project where everyone adds their code changes to a shared codebase. Here's how CI helps:</text:p>
      <text:list xml:id="list1098479262" text:style-name="L1">
        <text:list-item>
          <text:p text:style-name="P2"><text:span text:style-name="Strong_20_Emphasis">Example:</text:span></text:p>
          <text:list>
            <text:list-item>
              <text:p text:style-name="P2">You and your team members are working on an app. Each of you develops new features or fixes bugs independently.</text:p>
            </text:list-item>
            <text:list-item>
              <text:p text:style-name="P2">With CI, every time someone finishes their code and wants to add it to the main codebase (usually through a pull request on GitHub), CI kicks in.</text:p>
            </text:list-item>
            <text:list-item>
              <text:p text:style-name="P2">CI automatically runs tests on the new code to make sure it doesn't break anything that was working before. These tests could include checking if the app still loads, if buttons work correctly, etc.</text:p>
            </text:list-item>
            <text:list-item>
              <text:p text:style-name="P1">If the tests pass, it's a good sign that the new code integrates well with the existing codebase. If tests fail, developers are notified, and they can fix issues early.</text:p>
            </text:list-item>
          </text:list>
        </text:list-item>
      </text:list>
      <text:h text:style-name="Heading_20_3" text:outline-level="3">Continuous Deployment (CD):</text:h>
      <text:p text:style-name="Text_20_body">Now, let's say your team wants to make sure that whenever code changes are approved and tested, they get automatically deployed to users without manual steps:</text:p>
      <text:list xml:id="list2974600876" text:style-name="L2">
        <text:list-item>
          <text:p text:style-name="P4"><text:span text:style-name="Strong_20_Emphasis">Example:</text:span></text:p>
          <text:list>
            <text:list-item>
              <text:p text:style-name="P4">After passing CI tests, the code is automatically deployed to a server where users can access it. For example, if you're working on a website, the changes are automatically made live on the website for visitors to see.</text:p>
            </text:list-item>
            <text:list-item>
              <text:p text:style-name="P3">CD ensures that the process from writing code to deploying it for users is seamless and quick. It minimizes the time between writing new features or fixing bugs and making them available to users.</text:p>
            </text:list-item>
          </text:list>
        </text:list-item>
      </text:list>
      <text:h text:style-name="Heading_20_3" text:outline-level="3"><text:soft-page-break/>Simple Example:</text:h>
      <text:list xml:id="list2085291766" text:style-name="L3">
        <text:list-item>
          <text:p text:style-name="P5"><text:span text:style-name="Strong_20_Emphasis">Scenario:</text:span> You're part of a team building an online store website.</text:p>
        </text:list-item>
        <text:list-item>
          <text:p text:style-name="P5"><text:span text:style-name="Strong_20_Emphasis">Continuous Integration (CI):</text:span></text:p>
          <text:list>
            <text:list-item>
              <text:p text:style-name="P6">You've developed a new feature that allows customers to filter products by price range.</text:p>
            </text:list-item>
            <text:list-item>
              <text:p text:style-name="P6">Before merging your code into the main website codebase, CI runs automated tests to ensure that this new feature doesn't break any existing functionality like adding items to the cart or checking out.</text:p>
            </text:list-item>
            <text:list-item>
              <text:p text:style-name="P6">If all tests pass, your feature is considered safe to merge with the main codebase.</text:p>
            </text:list-item>
          </text:list>
        </text:list-item>
        <text:list-item>
          <text:p text:style-name="P5"><text:span text:style-name="Strong_20_Emphasis">Continuous Deployment (CD):</text:span></text:p>
          <text:list>
            <text:list-item>
              <text:p text:style-name="P6">Once your feature is merged in and passes CI, CD automatically deploys this updated code to the live website.</text:p>
            </text:list-item>
            <text:list-item>
              <text:p text:style-name="P5">Now, customers visiting the website can use the new filter feature immediately without any delay.</text:p>
            </text:list-item>
          </text:list>
        </text:list-item>
      </text:list>
      <text:h text:style-name="Heading_20_3" text:outline-level="3">Benefits:</text:h>
      <text:list xml:id="list1606753627" text:style-name="L4">
        <text:list-item>
          <text:p text:style-name="P8"><text:span text:style-name="Strong_20_Emphasis">Automation:</text:span> CI/CD automate the process of testing and deploying code changes, saving time and reducing errors that could arise from manual processes.</text:p>
        </text:list-item>
        <text:list-item>
          <text:p text:style-name="P8"><text:span text:style-name="Strong_20_Emphasis">Faster Feedback:</text:span> Developers get quick feedback on whether their code works well with the rest of the system (CI) and can deliver new features to users faster (CD).</text:p>
        </text:list-item>
        <text:list-item>
          <text:p text:style-name="P7"><text:span text:style-name="Strong_20_Emphasis">Higher Quality:</text:span> By catching integration issues early (CI) and ensuring smooth deployments (CD), the overall quality of the software improves.</text:p>
        </text:list-item>
      </text:list>
      <text:p text:style-name="Text_20_body">In essence, CI ensures code changes work well together, while CD ensures those changes reach users swiftly and safely. These practices are essential for modern software development, enabling teams to iterate quickly and deliver value to users consistentl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15:25:33.394376222</meta:creation-date>
    <dc:date>2024-06-21T15:48:08.475874563</dc:date>
    <meta:editing-duration>PT12M25S</meta:editing-duration>
    <meta:editing-cycles>1</meta:editing-cycles>
    <meta:document-statistic meta:table-count="0" meta:image-count="0" meta:object-count="0" meta:page-count="2" meta:paragraph-count="32" meta:word-count="711" meta:character-count="4226" meta:non-whitespace-character-count="3566"/>
    <meta:generator>LibreOffice/7.3.7.2$Linux_X86_64 LibreOffice_project/30$Build-2</meta:generator>
  </office:meta>
</office:document-meta>
</file>